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'Arial Black'" style:font-family-asian="'Arial Black'" style:font-family-complex="'Arial Black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Bahnschrift" style:font-family-asian="Bahnschrift" style:font-family-complex="Bahnschrift" fo:background-color="transparent" fo:color="#0000ff"/>
    </style:style>
    <style:style style:name="T6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57"/></text:span><text:span text:style-name="T2">API TESTING</text:span><text:span text:style-name="T3"/></text:p>
      <text:p text:style-name="P1"><text:span text:style-name="T3"/></text:p>
      <text:p text:style-name="P1"><text:span text:style-name="T4">URL<text:s text:c="2"/>:<text:s/></text:span><text:a xlink:href="https://jsonplaceholder.typicode.com/posts/1"><text:span text:style-name="T5">https://jsonplaceholder.typicode.com/posts/1</text:span></text:a><text:span text:style-name="T6"/></text:p>
      <text:p text:style-name="P1"><text:span text:style-name="T6">Method : GET</text:span></text:p>
      <text:p text:style-name="P1"><text:span text:style-name="T6">Output :</text:span></text:p>
      <text:p text:style-name="P1"><text:span text:style-name="T6"><text:s/>Status : 200<text:s text:c="2"/>ok</text:span></text:p>
      <text:p text:style-name="P1"><text:span text:style-name="T6"><text:s/>Format : JSON</text:span></text:p>
      <text:p text:style-name="P1"><text:span text:style-name="T6"><text:s text:c="2"/>Data :</text:span></text:p>
      <text:p text:style-name="P1"><text:span text:style-name="T6"><text:s text:c="9"/></text:span><text:span text:style-name="T7"><text:s/>{</text:span></text:p>
      <text:p text:style-name="P1"><text:span text:style-name="T7"><text:s text:c="14"/>"userId": 1,</text:span></text:p>
      <text:p text:style-name="P1"><text:span text:style-name="T7"><text:s text:c="14"/>"id": 1,</text:span></text:p>
      <text:p text:style-name="P1"><text:span text:style-name="T7"><text:s text:c="14"/>"title": "sunt aut facere repellat provident occaecati excepturi optio reprehenderit",</text:span></text:p>
      <text:p text:style-name="P1"><text:span text:style-name="T7"><text:s text:c="14"/>"body": "quia et suscipit\nsuscipit recusandae consequuntur expedita et cum<text:s text:c="5"/>\nreprehenderit molestiae ut ut quas totam\nnostrum rerum est autem sunt rem eveniet architecto"</text:span></text:p>
      <text:p text:style-name="P1"><text:span text:style-name="T7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